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color="#00cd00"/>
    </style:style>
    <style:style style:name="P2" style:family="paragraph" style:parent-style-name="Preformatted_20_Text">
      <style:text-properties fo:color="#00cd00" officeooo:paragraph-rsid="0014de4a"/>
    </style:style>
    <style:style style:name="P3" style:family="paragraph" style:parent-style-name="Preformatted_20_Text">
      <style:paragraph-properties fo:margin-top="0cm" fo:margin-bottom="0.499cm" loext:contextual-spacing="false"/>
      <style:text-properties fo:color="#00cd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out"/><text:s/>"result": {</text:p>
      <text:p text:style-name="P1"><text:s text:c="8"/>"changed": false, </text:p>
      <text:p text:style-name="P1"><text:s text:c="8"/>"msg": "All items completed", </text:p>
      <text:p text:style-name="P1"><text:s text:c="8"/>"results": [</text:p>
      <text:p text:style-name="P1"><text:s text:c="12"/>{</text:p>
      <text:p text:style-name="P1"><text:s text:c="16"/>"_ansible_item_result": true, </text:p>
      <text:p text:style-name="P1"><text:s text:c="16"/>"_ansible_no_log": false, </text:p>
      <text:p text:style-name="P1"><text:s text:c="16"/>"changed": false, </text:p>
      <text:p text:style-name="P1"><text:s text:c="16"/>"item": {</text:p>
      <text:p text:style-name="P1"><text:s text:c="20"/>"app": "ums", </text:p>
      <text:p text:style-name="P1"><text:s text:c="20"/>"cdn_id": "E349LP7DO34AHI", </text:p>
      <text:p text:style-name="P1"><text:s text:c="20"/>"email_group": "ums-infra-alerts@delhivery.com", </text:p>
      <text:p text:style-name="P1"><text:s text:c="20"/>"jira_project": "UMS", </text:p>
      <text:p text:style-name="P1"><text:s text:c="20"/>"repo": "dashboard-ng-ums", </text:p>
      <text:p text:style-name="P1"><text:s text:c="20"/>"s3_bucket": "frontend-microsite-dev-cdn"</text:p>
      <text:p text:style-name="P1"><text:s text:c="16"/>}, </text:p>
      <text:p text:style-name="P1"><text:s text:c="16"/>"skip_reason": "Conditional check failed", </text:p>
      <text:p text:style-name="P1"><text:s text:c="16"/>"skipped": true</text:p>
      <text:p text:style-name="P1"><text:s text:c="12"/>}, </text:p>
      <text:p text:style-name="P1"><text:s text:c="12"/>{</text:p>
      <text:p text:style-name="P1"><text:s text:c="16"/>"_ansible_item_result": true, </text:p>
      <text:p text:style-name="P1"><text:s text:c="16"/>"_ansible_no_log": false, </text:p>
      <text:p text:style-name="P1"><text:s text:c="16"/>"changed": false, </text:p>
      <text:p text:style-name="P1"><text:s text:c="16"/>"item": {</text:p>
      <text:p text:style-name="P1"><text:s text:c="20"/>"app": "clpanelv7", </text:p>
      <text:p text:style-name="P1"><text:s text:c="20"/>"cdn_id": "EWYKQ48X2QY0R", </text:p>
      <text:p text:style-name="P1"><text:s text:c="20"/>"email_group": "panels-infra-alerts@delhivery.com", </text:p>
      <text:p text:style-name="P1"><text:s text:c="20"/>"jira_project": "CP", </text:p>
      <text:p text:style-name="P1"><text:s text:c="20"/>"repo": "client-panel-v3-ngmaterial", </text:p>
      <text:p text:style-name="P1"><text:s text:c="20"/>"s3_bucket": "frontend-microsite-dev-cdn"</text:p>
      <text:p text:style-name="P1"><text:s text:c="16"/>}, </text:p>
      <text:p text:style-name="P1"><text:s text:c="16"/>"skip_reason": "Conditional check failed", </text:p>
      <text:p text:style-name="P1"><text:s text:c="16"/>"skipped": true</text:p>
      <text:p text:style-name="P1"><text:s text:c="12"/>}, </text:p>
      <text:p text:style-name="P1"><text:s text:c="12"/>{</text:p>
      <text:p text:style-name="P1"><text:s text:c="16"/>"_ansible_item_result": true, </text:p>
      <text:p text:style-name="P1"><text:s text:c="16"/>"_ansible_no_log": false, </text:p>
      <text:p text:style-name="P1"><text:s text:c="16"/>"changed": false, </text:p>
      <text:p text:style-name="P1"><text:s text:c="16"/>"item": {</text:p>
      <text:p text:style-name="P1"><text:s text:c="20"/>"app": "appconfig", </text:p>
      <text:p text:style-name="P1"><text:s text:c="20"/>"cdn_id": "EQXI7WIZIALL7", </text:p>
      <text:p text:style-name="P1"><text:s text:c="20"/>"email_group": "delhivery-infrasupport@delhivery.com", </text:p>
      <text:p text:style-name="P1"><text:s text:c="20"/>"jira_project": "MOB", </text:p>
      <text:p text:style-name="P1"><text:s text:c="20"/>"repo": "dashboard-ng-app-config", </text:p>
      <text:p text:style-name="P1"><text:s text:c="20"/>"s3_bucket": "frontend-microsite-dev-cdn"</text:p>
      <text:p text:style-name="P1"><text:s text:c="16"/>}, </text:p>
      <text:p text:style-name="P1"><text:s text:c="16"/>"skip_reason": "Conditional check failed", </text:p>
      <text:p text:style-name="P1"><text:s text:c="16"/>"skipped": true</text:p>
      <text:p text:style-name="P1"><text:s text:c="12"/>}, </text:p>
      <text:p text:style-name="P1"><text:s text:c="12"/>{</text:p>
      <text:p text:style-name="P1"><text:s text:c="16"/>"_ansible_item_result": true, </text:p>
      <text:p text:style-name="P1"><text:s text:c="16"/>"_ansible_no_log": false, </text:p>
      <text:p text:style-name="P1"><text:s text:c="16"/>"changed": false, </text:p>
      <text:p text:style-name="P1"><text:s text:c="16"/>"item": {</text:p>
      <text:p text:style-name="P1"><text:s text:c="20"/>"app": "eye", </text:p>
      <text:p text:style-name="P1"><text:s text:c="20"/>"cdn_id": "E3IMI2UNF19U0B", </text:p>
      <text:p text:style-name="P1"><text:s text:c="20"/>"email_group": "panels-infra-alerts@delhivery.com", </text:p>
      <text:p text:style-name="P1"><text:s text:c="20"/>"jira_project": "ED", </text:p>
      <text:p text:style-name="P1"><text:s text:c="20"/>"repo": "dashboard-ng4-eye", </text:p>
      <text:p text:style-name="P1"><text:s text:c="20"/>"s3_bucket": "frontend-microsite-dev-cdn"</text:p>
      <text:p text:style-name="P1"><text:s text:c="16"/>}, </text:p>
      <text:p text:style-name="P1"><text:s text:c="16"/>"skip_reason": "Conditional check failed", </text:p>
      <text:p text:style-name="P1"><text:s text:c="16"/>"skipped": true</text:p>
      <text:p text:style-name="P1"><text:s text:c="12"/>}, </text:p>
      <text:p text:style-name="P1"><text:soft-page-break/><text:s text:c="12"/>{</text:p>
      <text:p text:style-name="P1"><text:s text:c="16"/>"_ansible_item_result": true, </text:p>
      <text:p text:style-name="P1"><text:s text:c="16"/>"_ansible_no_log": false, </text:p>
      <text:p text:style-name="P1"><text:s text:c="16"/>"changed": false, </text:p>
      <text:p text:style-name="P1"><text:s text:c="16"/>"item": {</text:p>
      <text:p text:style-name="P1"><text:s text:c="20"/>"app": "signin", </text:p>
      <text:p text:style-name="P1"><text:s text:c="20"/>"cdn_id": "E223Z7U2RVNVAC", </text:p>
      <text:p text:style-name="P1"><text:s text:c="20"/>"email_group": "ums-infra-alerts@delhivery.com", </text:p>
      <text:p text:style-name="P1"><text:s text:c="20"/>"jira_project": "UMS", </text:p>
      <text:p text:style-name="P1"><text:s text:c="20"/>"repo": "dashboard-ng-sign-in", </text:p>
      <text:p text:style-name="P1"><text:s text:c="20"/>"s3_bucket": "frontend-microsite-dev-cdn"</text:p>
      <text:p text:style-name="P1"><text:s text:c="16"/>}, </text:p>
      <text:p text:style-name="P1"><text:s text:c="16"/>"skip_reason": "Conditional check failed", </text:p>
      <text:p text:style-name="P1"><text:s text:c="16"/>"skipped": true</text:p>
      <text:p text:style-name="P1"><text:s text:c="12"/>}, </text:p>
      <text:p text:style-name="P1"><text:s text:c="12"/>{</text:p>
      <text:p text:style-name="P1"><text:s text:c="16"/>"_ansible_item_result": true, </text:p>
      <text:p text:style-name="P1"><text:s text:c="16"/>"_ansible_no_log": false, </text:p>
      <text:p text:style-name="P1"><text:s text:c="16"/>"changed": false, </text:p>
      <text:p text:style-name="P1"><text:s text:c="16"/>"item": {</text:p>
      <text:p text:style-name="P1"><text:s text:c="20"/>"app": "charts", </text:p>
      <text:p text:style-name="P1"><text:s text:c="20"/>"cdn_id": "E3CBA216JU2MQQ", </text:p>
      <text:p text:style-name="P1"><text:s text:c="20"/>"email_group": "panels-infra-alerts@delhivery.com", </text:p>
      <text:p text:style-name="P1"><text:s text:c="20"/>"jira_project": "TP-UI", </text:p>
      <text:p text:style-name="P1"><text:s text:c="20"/>"repo": "dashboard-ng-charts", </text:p>
      <text:p text:style-name="P1"><text:s text:c="20"/>"s3_bucket": "frontend-microsite-dev-cdn"</text:p>
      <text:p text:style-name="P1"><text:s text:c="16"/>}, </text:p>
      <text:p text:style-name="P1"><text:s text:c="16"/>"skip_reason": "Conditional check failed", </text:p>
      <text:p text:style-name="P1"><text:s text:c="16"/>"skipped": true</text:p>
      <text:p text:style-name="P1"><text:s text:c="12"/>}, </text:p>
      <text:p text:style-name="P1"><text:s text:c="12"/>{</text:p>
      <text:p text:style-name="P1"><text:s text:c="16"/>"_ansible_item_result": true, </text:p>
      <text:p text:style-name="P1"><text:s text:c="16"/>"_ansible_no_log": false, </text:p>
      <text:p text:style-name="P1"><text:s text:c="16"/>"changed": false, </text:p>
      <text:p text:style-name="P1"><text:s text:c="16"/>"item": {</text:p>
      <text:p text:style-name="P1"><text:s text:c="20"/>"app": "swagger", </text:p>
      <text:p text:style-name="P1"><text:s text:c="20"/>"cdn_id": "E2XHJTUI2SC3VU", </text:p>
      <text:p text:style-name="P1"><text:s text:c="20"/>"email_group": "panels-infra-alerts@delhivery.com", </text:p>
      <text:p text:style-name="P1"><text:s text:c="20"/>"jira_project": "TP-UI", </text:p>
      <text:p text:style-name="P1"><text:s text:c="20"/>"repo": "dashboard-ng-swagger-ui", </text:p>
      <text:p text:style-name="P1"><text:s text:c="20"/>"s3_bucket": "frontend-microsite-dev-cdn"</text:p>
      <text:p text:style-name="P1"><text:s text:c="16"/>}, </text:p>
      <text:p text:style-name="P1"><text:s text:c="16"/>"skip_reason": "Conditional check failed", </text:p>
      <text:p text:style-name="P1"><text:s text:c="16"/>"skipped": true</text:p>
      <text:p text:style-name="P1"><text:s text:c="12"/>}, </text:p>
      <text:p text:style-name="P1"><text:s text:c="12"/>{</text:p>
      <text:p text:style-name="P1"><text:s text:c="16"/>"_ansible_item_result": true, </text:p>
      <text:p text:style-name="P1"><text:s text:c="16"/>"_ansible_no_log": false, </text:p>
      <text:p text:style-name="P1"><text:s text:c="16"/>"changed": false, </text:p>
      <text:p text:style-name="P1"><text:s text:c="16"/>"item": {</text:p>
      <text:p text:style-name="P1"><text:s text:c="20"/>"app": "b2buploaddocs", </text:p>
      <text:p text:style-name="P1"><text:s text:c="20"/>"cdn_id": "E3XUMW9XQV7QI", </text:p>
      <text:p text:style-name="P1"><text:s text:c="20"/>"email_group": "panels-infra-alerts@delhivery.com", </text:p>
      <text:p text:style-name="P1"><text:s text:c="20"/>"jira_project": "TP-UI", </text:p>
      <text:p text:style-name="P1"><text:s text:c="20"/>"repo": "dashboard-ng-b2b-upload-docs", </text:p>
      <text:p text:style-name="P1"><text:s text:c="20"/>"s3_bucket": "frontend-microsite-dev-cdn"</text:p>
      <text:p text:style-name="P1"><text:s text:c="16"/>}, </text:p>
      <text:p text:style-name="P1"><text:s text:c="16"/>"skip_reason": "Conditional check failed", </text:p>
      <text:p text:style-name="P1"><text:s text:c="16"/>"skipped": true</text:p>
      <text:p text:style-name="P1"><text:s text:c="12"/>}, </text:p>
      <text:p text:style-name="P1"><text:s text:c="12"/>{</text:p>
      <text:p text:style-name="P1"><text:s text:c="16"/>"_ansible_item_result": true, </text:p>
      <text:p text:style-name="P1"><text:s text:c="16"/>"_ansible_no_log": false, </text:p>
      <text:p text:style-name="P1"><text:s text:c="16"/>"changed": false, </text:p>
      <text:p text:style-name="P1"><text:soft-page-break/><text:s text:c="16"/>"item": {</text:p>
      <text:p text:style-name="P1"><text:s text:c="20"/>"app": "webstandards", </text:p>
      <text:p text:style-name="P1"><text:s text:c="20"/>"cdn_id": "E3GUUBK89FWR0S", </text:p>
      <text:p text:style-name="P1"><text:s text:c="20"/>"email_group": "panels-infra-alerts@delhivery.com", </text:p>
      <text:p text:style-name="P1"><text:s text:c="20"/>"jira_project": "TP-UI", </text:p>
      <text:p text:style-name="P1"><text:s text:c="20"/>"repo": "webstandards-dashboard", </text:p>
      <text:p text:style-name="P1"><text:s text:c="20"/>"s3_bucket": "frontend-microsite-dev-cdn"</text:p>
      <text:p text:style-name="P1"><text:s text:c="16"/>}, </text:p>
      <text:p text:style-name="P1"><text:s text:c="16"/>"skip_reason": "Conditional check failed", </text:p>
      <text:p text:style-name="P1"><text:s text:c="16"/>"skipped": true</text:p>
      <text:p text:style-name="P1"><text:s text:c="12"/>}, </text:p>
      <text:p text:style-name="P1"><text:s text:c="12"/>{</text:p>
      <text:p text:style-name="P1"><text:s text:c="16"/>"_ansible_item_result": true, </text:p>
      <text:p text:style-name="P1"><text:s text:c="16"/>"_ansible_no_log": false, </text:p>
      <text:p text:style-name="P1"><text:s text:c="16"/>"changed": false, </text:p>
      <text:p text:style-name="P1"><text:s text:c="16"/>"item": {</text:p>
      <text:p text:style-name="P1"><text:s text:c="20"/>"app": "dms", </text:p>
      <text:p text:style-name="P1"><text:s text:c="20"/>"cdn_id": "E26QM33ECQS3ZK", </text:p>
      <text:p text:style-name="P1"><text:s text:c="20"/>"email_group": "panels-infra-alerts@delhivery.com", </text:p>
      <text:p text:style-name="P1"><text:s text:c="20"/>"jira_project": "TP-UI", </text:p>
      <text:p text:style-name="P1"><text:s text:c="20"/>"repo": "dashboard-ng-dms", </text:p>
      <text:p text:style-name="P1"><text:s text:c="20"/>"s3_bucket": "frontend-microsite-dev-cdn"</text:p>
      <text:p text:style-name="P1"><text:s text:c="16"/>}, </text:p>
      <text:p text:style-name="P1"><text:s text:c="16"/>"skip_reason": "Conditional check failed", </text:p>
      <text:p text:style-name="P1"><text:s text:c="16"/>"skipped": true</text:p>
      <text:p text:style-name="P1"><text:s text:c="12"/>}, </text:p>
      <text:p text:style-name="P1"><text:s text:c="12"/>{</text:p>
      <text:p text:style-name="P1"><text:s text:c="16"/>"_ansible_item_result": true, </text:p>
      <text:p text:style-name="P1"><text:s text:c="16"/>"_ansible_no_log": false, </text:p>
      <text:p text:style-name="P1"><text:s text:c="16"/>"changed": false, </text:p>
      <text:p text:style-name="P1"><text:s text:c="16"/>"item": {</text:p>
      <text:p text:style-name="P1"><text:s text:c="20"/>"app": "console", </text:p>
      <text:p text:style-name="P1"><text:s text:c="20"/>"cdn_id": "E20WPENP41NELW", </text:p>
      <text:p text:style-name="P1"><text:s text:c="20"/>"email_group": "panels-infra-alerts@delhivery.com", </text:p>
      <text:p text:style-name="P1"><text:s text:c="20"/>"jira_project": "TP-UI", </text:p>
      <text:p text:style-name="P1"><text:s text:c="20"/>"repo": "dashboard-ng-console", </text:p>
      <text:p text:style-name="P1"><text:s text:c="20"/>"s3_bucket": "frontend-microsite-dev-cdn"</text:p>
      <text:p text:style-name="P1"><text:s text:c="16"/>}, </text:p>
      <text:p text:style-name="P1"><text:s text:c="16"/>"skip_reason": "Conditional check failed", </text:p>
      <text:p text:style-name="P1"><text:s text:c="16"/>"skipped": true</text:p>
      <text:p text:style-name="P1"><text:s text:c="12"/>}, </text:p>
      <text:p text:style-name="P1"><text:s text:c="12"/>{</text:p>
      <text:p text:style-name="P1"><text:s text:c="16"/>"_ansible_item_result": true, </text:p>
      <text:p text:style-name="P1"><text:s text:c="16"/>"_ansible_no_log": false, </text:p>
      <text:p text:style-name="P1"><text:s text:c="16"/>"changed": false, </text:p>
      <text:p text:style-name="P1"><text:s text:c="16"/>"item": {</text:p>
      <text:p text:style-name="P1"><text:s text:c="20"/>"app": "das", </text:p>
      <text:p text:style-name="P1"><text:s text:c="20"/>"cdn_id": "E2OOYHPVM46XX", </text:p>
      <text:p text:style-name="P1"><text:s text:c="20"/>"email_group": "lmap-infra-alerts@delhivery.com", </text:p>
      <text:p text:style-name="P1"><text:s text:c="20"/>"jira_project": "LMAP", </text:p>
      <text:p text:style-name="P1"><text:s text:c="20"/>"repo": "angular-frontend", </text:p>
      <text:p text:style-name="P1"><text:s text:c="20"/>"s3_bucket": "frontend-microsite-dev-cdn"</text:p>
      <text:p text:style-name="P1"><text:s text:c="16"/>}, </text:p>
      <text:p text:style-name="P1"><text:s text:c="16"/>"skip_reason": "Conditional check failed", </text:p>
      <text:p text:style-name="P1"><text:s text:c="16"/>"skipped": true</text:p>
      <text:p text:style-name="P1"><text:s text:c="12"/>}, </text:p>
      <text:p text:style-name="P1"><text:s text:c="12"/>{</text:p>
      <text:p text:style-name="P1"><text:s text:c="16"/>"_ansible_item_result": true, </text:p>
      <text:p text:style-name="P1"><text:s text:c="16"/>"_ansible_no_log": false, </text:p>
      <text:p text:style-name="P1"><text:s text:c="16"/>"changed": false, </text:p>
      <text:p text:style-name="P1"><text:s text:c="16"/>"item": {</text:p>
      <text:p text:style-name="P1"><text:s text:c="20"/>"app": "midmile", </text:p>
      <text:p text:style-name="P1"><text:s text:c="20"/>"cdn_id": "E1EMBNM2RLX8AS", </text:p>
      <text:p text:style-name="P1"><text:s text:c="20"/>"email_group": "panels-infra-alerts@delhivery.com", </text:p>
      <text:p text:style-name="P1"><text:soft-page-break/><text:s text:c="20"/>"jira_project": "TP-UI", </text:p>
      <text:p text:style-name="P1"><text:s text:c="20"/>"repo": "dashboard-ng4-thanos", </text:p>
      <text:p text:style-name="P1"><text:s text:c="20"/>"s3_bucket": "frontend-microsite-dev-cdn"</text:p>
      <text:p text:style-name="P1"><text:s text:c="16"/>}, </text:p>
      <text:p text:style-name="P1"><text:s text:c="16"/>"skip_reason": "Conditional check failed", </text:p>
      <text:p text:style-name="P1"><text:s text:c="16"/>"skipped": true</text:p>
      <text:p text:style-name="P1"><text:s text:c="12"/>}, </text:p>
      <text:p text:style-name="P1"><text:s text:c="12"/>{</text:p>
      <text:p text:style-name="P1"><text:s text:c="16"/>"_ansible_item_result": true, </text:p>
      <text:p text:style-name="P1"><text:s text:c="16"/>"_ansible_no_log": false, </text:p>
      <text:p text:style-name="P1"><text:s text:c="16"/>"changed": false, </text:p>
      <text:p text:style-name="P1"><text:s text:c="16"/>"item": {</text:p>
      <text:p text:style-name="P1"><text:s text:c="20"/>"app": "lm", </text:p>
      <text:p text:style-name="P1"><text:s text:c="20"/>"cdn_id": "EAQEBN7NOIEBQ", </text:p>
      <text:p text:style-name="P1"><text:s text:c="20"/>"email_group": "odx-infra-alerts@delhivery.com", </text:p>
      <text:p text:style-name="P1"><text:s text:c="20"/>"jira_project": "LMD", </text:p>
      <text:p text:style-name="P1"><text:s text:c="20"/>"repo": "odx-lm-ng-dashboard", </text:p>
      <text:p text:style-name="P1"><text:s text:c="20"/>"s3_bucket": "frontend-microsite-dev-cdn"</text:p>
      <text:p text:style-name="P1"><text:s text:c="16"/>}, </text:p>
      <text:p text:style-name="P1"><text:s text:c="16"/>"skip_reason": "Conditional check failed", </text:p>
      <text:p text:style-name="P1"><text:s text:c="16"/>"skipped": true</text:p>
      <text:p text:style-name="P1"><text:s text:c="12"/>}, </text:p>
      <text:p text:style-name="P1"><text:s text:c="12"/>{</text:p>
      <text:p text:style-name="P1"><text:s text:c="16"/>"_ansible_item_result": true, </text:p>
      <text:p text:style-name="P1"><text:s text:c="16"/>"_ansible_no_log": false, </text:p>
      <text:p text:style-name="P1"><text:s text:c="16"/>"changed": false, </text:p>
      <text:p text:style-name="P1"><text:s text:c="16"/>"item": {</text:p>
      <text:p text:style-name="P1"><text:s text:c="20"/>"app": "cfb", </text:p>
      <text:p text:style-name="P1"><text:s text:c="20"/>"cdn_id": "E1UMB6IGYDUXGD", </text:p>
      <text:p text:style-name="P1"><text:s text:c="20"/>"email_group": "delhivery-infrasupport@delhivery.com", </text:p>
      <text:p text:style-name="P1"><text:s text:c="20"/>"jira_project": "DSG", </text:p>
      <text:p text:style-name="P1"><text:s text:c="20"/>"repo": "cfb-frontend", </text:p>
      <text:p text:style-name="P1"><text:s text:c="20"/>"s3_bucket": "frontend-microsite-dev-cdn"</text:p>
      <text:p text:style-name="P1"><text:s text:c="16"/>}, </text:p>
      <text:p text:style-name="P1"><text:s text:c="16"/>"skip_reason": "Conditional check failed", </text:p>
      <text:p text:style-name="P1"><text:s text:c="16"/>"skipped": true</text:p>
      <text:p text:style-name="P1"><text:s text:c="12"/>}, </text:p>
      <text:p text:style-name="P1"><text:s text:c="12"/>{</text:p>
      <text:p text:style-name="P1"><text:s text:c="16"/>"_ansible_item_result": true, </text:p>
      <text:p text:style-name="P1"><text:s text:c="16"/>"_ansible_no_log": false, </text:p>
      <text:p text:style-name="P1"><text:s text:c="16"/>"changed": false, </text:p>
      <text:p text:style-name="P1"><text:s text:c="16"/>"item": {</text:p>
      <text:p text:style-name="P1"><text:s text:c="20"/>"app": "scores", </text:p>
      <text:p text:style-name="P1"><text:s text:c="20"/>"cdn_id": "E1JD8FUFAAQUVE", </text:p>
      <text:p text:style-name="P1"><text:s text:c="20"/>"email_group": "odx-infra-alerts@delhivery.com", </text:p>
      <text:p text:style-name="P1"><text:s text:c="20"/>"jira_project": "LMD", </text:p>
      <text:p text:style-name="P1"><text:s text:c="20"/>"repo": "odx-score-ng-dashboard", </text:p>
      <text:p text:style-name="P1"><text:s text:c="20"/>"s3_bucket": "frontend-microsite-dev-cdn"</text:p>
      <text:p text:style-name="P1"><text:s text:c="16"/>}, </text:p>
      <text:p text:style-name="P1"><text:s text:c="16"/>"skip_reason": "Conditional check failed", </text:p>
      <text:p text:style-name="P1"><text:s text:c="16"/>"skipped": true</text:p>
      <text:p text:style-name="P1"><text:s text:c="12"/>}, </text:p>
      <text:p text:style-name="P1"><text:s text:c="12"/>{</text:p>
      <text:p text:style-name="P1"><text:s text:c="16"/>"_ansible_item_result": true, </text:p>
      <text:p text:style-name="P1"><text:s text:c="16"/>"_ansible_no_log": false, </text:p>
      <text:p text:style-name="P1"><text:s text:c="16"/>"changed": false, </text:p>
      <text:p text:style-name="P1"><text:s text:c="16"/>"item": {</text:p>
      <text:p text:style-name="P1"><text:s text:c="20"/>"app": "dsg-lab", </text:p>
      <text:p text:style-name="P1"><text:s text:c="20"/>"cdn_id": "E3ET810VIB7IKJ", </text:p>
      <text:p text:style-name="P1"><text:s text:c="20"/>"email_group": "delhivery-infrasupport@delhivery.com", </text:p>
      <text:p text:style-name="P1"><text:s text:c="20"/>"jira_project": "DSG", </text:p>
      <text:p text:style-name="P1"><text:s text:c="20"/>"repo": "dsg-lab", </text:p>
      <text:p text:style-name="P1"><text:s text:c="20"/>"s3_bucket": "frontend-microsite-dev-cdn"</text:p>
      <text:p text:style-name="P1"><text:s text:c="16"/>}, </text:p>
      <text:p text:style-name="P1"><text:soft-page-break/><text:s text:c="16"/>"skip_reason": "Conditional check failed", </text:p>
      <text:p text:style-name="P1"><text:s text:c="16"/>"skipped": true</text:p>
      <text:p text:style-name="P1"><text:s text:c="12"/>}, </text:p>
      <text:p text:style-name="P1"><text:s text:c="12"/>{</text:p>
      <text:p text:style-name="P1"><text:s text:c="16"/>"_ansible_item_result": true, </text:p>
      <text:p text:style-name="P1"><text:s text:c="16"/>"_ansible_no_log": false, </text:p>
      <text:p text:style-name="P1"><text:s text:c="16"/>"changed": false, </text:p>
      <text:p text:style-name="P1"><text:s text:c="16"/>"item": {</text:p>
      <text:p text:style-name="P1"><text:s text:c="20"/>"app": "cl-b2b-v2", </text:p>
      <text:p text:style-name="P1"><text:s text:c="20"/>"cdn_id": "E27EDI1EC7WKT1", </text:p>
      <text:p text:style-name="P1"><text:s text:c="20"/>"email_group": "panels-infra-alerts@delhivery.com", </text:p>
      <text:p text:style-name="P1"><text:s text:c="20"/>"jira_project": "LTL", </text:p>
      <text:p text:style-name="P1"><text:s text:c="20"/>"repo": "client-panel-ng-dashboard", </text:p>
      <text:p text:style-name="P1"><text:s text:c="20"/>"s3_bucket": "frontend-microsite-dev-cdn"</text:p>
      <text:p text:style-name="P1"><text:s text:c="16"/>}, </text:p>
      <text:p text:style-name="P1"><text:s text:c="16"/>"skip_reason": "Conditional check failed", </text:p>
      <text:p text:style-name="P1"><text:s text:c="16"/>"skipped": true</text:p>
      <text:p text:style-name="P1"><text:s text:c="12"/>}, </text:p>
      <text:p text:style-name="P1"><text:s text:c="12"/>{</text:p>
      <text:p text:style-name="P1"><text:s text:c="16"/>"_ansible_item_result": true, </text:p>
      <text:p text:style-name="P1"><text:s text:c="16"/>"_ansible_no_log": false, </text:p>
      <text:p text:style-name="P1"><text:s text:c="16"/>"changed": false, </text:p>
      <text:p text:style-name="P1"><text:s text:c="16"/>"item": {</text:p>
      <text:p text:style-name="P1"><text:s text:c="20"/>"app": "fms", </text:p>
      <text:p text:style-name="P1"><text:s text:c="20"/>"cdn_id": "ECEDZRS7T8AIS", </text:p>
      <text:p text:style-name="P1"><text:s text:c="20"/>"email_group": "fms-infra-alerts@delhivery.com", </text:p>
      <text:p text:style-name="P1"><text:s text:c="20"/>"jira_project": "FMS", </text:p>
      <text:p text:style-name="P1"><text:s text:c="20"/>"repo": "fms-ng-dashboard", </text:p>
      <text:p text:style-name="P1"><text:s text:c="20"/>"s3_bucket": "frontend-microsite-dev-cdn"</text:p>
      <text:p text:style-name="P1"><text:s text:c="16"/>}, </text:p>
      <text:p text:style-name="P1"><text:s text:c="16"/>"skip_reason": "Conditional check failed", </text:p>
      <text:p text:style-name="P1"><text:s text:c="16"/>"skipped": true</text:p>
      <text:p text:style-name="P1"><text:s text:c="12"/>}, </text:p>
      <text:p text:style-name="P1"><text:s text:c="12"/>{</text:p>
      <text:p text:style-name="P1"><text:s text:c="16"/>"_ansible_item_result": true, </text:p>
      <text:p text:style-name="P1"><text:s text:c="16"/>"_ansible_no_log": false, </text:p>
      <text:p text:style-name="P1"><text:s text:c="16"/>"changed": false, </text:p>
      <text:p text:style-name="P1"><text:s text:c="16"/>"item": {</text:p>
      <text:p text:style-name="P1"><text:s text:c="20"/>"app": "dq-verification", </text:p>
      <text:p text:style-name="P1"><text:s text:c="20"/>"cdn_id": "E1AGD4Q05ZTJVS", </text:p>
      <text:p text:style-name="P1"><text:s text:c="20"/>"email_group": "data-dev-infra@delhivery.com", </text:p>
      <text:p text:style-name="P1"><text:s text:c="20"/>"jira_project": "DONA", </text:p>
      <text:p text:style-name="P1"><text:s text:c="20"/>"repo": "dq-verification", </text:p>
      <text:p text:style-name="P1"><text:s text:c="20"/>"s3_bucket": "dq-verification-dev.delhivery.com"</text:p>
      <text:p text:style-name="P1"><text:s text:c="16"/>}, </text:p>
      <text:p text:style-name="P1"><text:s text:c="16"/>"skip_reason": "Conditional check failed", </text:p>
      <text:p text:style-name="P1"><text:s text:c="16"/>"skipped": true</text:p>
      <text:p text:style-name="P1"><text:s text:c="12"/>}, </text:p>
      <text:p text:style-name="P1"><text:s text:c="12"/>{</text:p>
      <text:p text:style-name="P1"><text:s text:c="16"/>"_ansible_item_result": true, </text:p>
      <text:p text:style-name="P1"><text:s text:c="16"/>"_ansible_no_log": false, </text:p>
      <text:p text:style-name="P1"><text:s text:c="16"/>"changed": false, </text:p>
      <text:p text:style-name="P1"><text:s text:c="16"/>"item": {</text:p>
      <text:p text:style-name="P1"><text:s text:c="20"/>"app": "reporting", </text:p>
      <text:p text:style-name="P1"><text:s text:c="20"/>"cdn_id": "E2A3V7XJAW4IHU", </text:p>
      <text:p text:style-name="P1"><text:s text:c="20"/>"email_group": "integration-infra@delhivery.com", </text:p>
      <text:p text:style-name="P1"><text:s text:c="20"/>"jira_project": "INT", </text:p>
      <text:p text:style-name="P1"><text:s text:c="20"/>"repo": "dwh-reporting-frontend", </text:p>
      <text:p text:style-name="P1"><text:s text:c="20"/>"s3_bucket": "frontend-microsite-dev-cdn"</text:p>
      <text:p text:style-name="P1"><text:s text:c="16"/>}, </text:p>
      <text:p text:style-name="P1"><text:s text:c="16"/>"skip_reason": "Conditional check failed", </text:p>
      <text:p text:style-name="P1"><text:s text:c="16"/>"skipped": true</text:p>
      <text:p text:style-name="P1"><text:s text:c="12"/>}, </text:p>
      <text:p text:style-name="P1"><text:s text:c="12"/>{</text:p>
      <text:p text:style-name="P1"><text:soft-page-break/><text:s text:c="16"/>"_ansible_item_result": true, </text:p>
      <text:p text:style-name="P1"><text:s text:c="16"/>"_ansible_no_log": false, </text:p>
      <text:p text:style-name="P1"><text:s text:c="16"/>"changed": false, </text:p>
      <text:p text:style-name="P1"><text:s text:c="16"/>"item": {</text:p>
      <text:p text:style-name="P1"><text:s text:c="20"/>"app": "cl", </text:p>
      <text:p text:style-name="P1"><text:s text:c="20"/>"cdn_id": "E3SW346DA10LMP", </text:p>
      <text:p text:style-name="P1"><text:s text:c="20"/>"email_group": "panels-infra-alerts@delhivery.com", </text:p>
      <text:p text:style-name="P1"><text:s text:c="20"/>"jira_project": "CP", </text:p>
      <text:p text:style-name="P1"><text:s text:c="20"/>"repo": "client-panel-v2-ng", </text:p>
      <text:p text:style-name="P1"><text:s text:c="20"/>"s3_bucket": "dev-cl.delhivery.com"</text:p>
      <text:p text:style-name="P1"><text:s text:c="16"/>}, </text:p>
      <text:p text:style-name="P1"><text:s text:c="16"/>"skip_reason": "Conditional check failed", </text:p>
      <text:p text:style-name="P1"><text:s text:c="16"/>"skipped": true</text:p>
      <text:p text:style-name="P1"><text:s text:c="12"/>}, </text:p>
      <text:p text:style-name="P1"><text:s text:c="12"/>{</text:p>
      <text:p text:style-name="P1"><text:s text:c="16"/>"_ansible_item_result": true, </text:p>
      <text:p text:style-name="P1"><text:s text:c="16"/>"_ansible_no_log": false, </text:p>
      <text:p text:style-name="P1"><text:s text:c="16"/>"changed": false, </text:p>
      <text:p text:style-name="P1"><text:s text:c="16"/>"item": {</text:p>
      <text:p text:style-name="P1"><text:s text:c="20"/>"app": "mailbox", </text:p>
      <text:p text:style-name="P1"><text:s text:c="20"/>"cdn_id": "E3D4T7UXOGW3YG", </text:p>
      <text:p text:style-name="P1"><text:s text:c="20"/>"email_group": "panels-infra-alerts@delhivery.com", </text:p>
      <text:p text:style-name="P1"><text:s text:c="20"/>"jira_project": null, </text:p>
      <text:p text:style-name="P1"><text:s text:c="20"/>"repo": "direct-internal-ng4-dashboard", </text:p>
      <text:p text:style-name="P1"><text:s text:c="20"/>"s3_bucket": "frontend-microsite-dev-cdn"</text:p>
      <text:p text:style-name="P1"><text:s text:c="16"/>}, </text:p>
      <text:p text:style-name="P1"><text:s text:c="16"/>"skip_reason": "Conditional check failed", </text:p>
      <text:p text:style-name="P1"><text:s text:c="16"/>"skipped": true</text:p>
      <text:p text:style-name="P1"><text:s text:c="12"/>}, </text:p>
      <text:p text:style-name="P1"><text:s text:c="12"/>{</text:p>
      <text:p text:style-name="P1"><text:s text:c="16"/>"_ansible_item_result": true, </text:p>
      <text:p text:style-name="P1"><text:s text:c="16"/>"_ansible_no_log": false, </text:p>
      <text:p text:style-name="P1"><text:s text:c="16"/>"changed": false, </text:p>
      <text:p text:style-name="P1"><text:s text:c="16"/>"item": {</text:p>
      <text:p text:style-name="P1"><text:s text:c="20"/>"app": "intl-ops", </text:p>
      <text:p text:style-name="P1"><text:s text:c="20"/>"cdn_id": "E1NVCAW628R4GI", </text:p>
      <text:p text:style-name="P1"><text:s text:c="20"/>"email_group": "panels-infra-alerts@delhivery.com", </text:p>
      <text:p text:style-name="P1"><text:s text:c="20"/>"jira_project": "TPUI", </text:p>
      <text:p text:style-name="P1"><text:s text:c="20"/>"repo": "intl-shipping-packing-slip-ng4-dashboard", </text:p>
      <text:p text:style-name="P1"><text:s text:c="20"/>"s3_bucket": "frontend-microsite-dev-cdn"</text:p>
      <text:p text:style-name="P1"><text:s text:c="16"/>}, </text:p>
      <text:p text:style-name="P1"><text:s text:c="16"/>"skip_reason": "Conditional check failed", </text:p>
      <text:p text:style-name="P1"><text:s text:c="16"/>"skipped": true</text:p>
      <text:p text:style-name="P1"><text:s text:c="12"/>}, </text:p>
      <text:p text:style-name="P1"><text:s text:c="12"/>{</text:p>
      <text:p text:style-name="P1"><text:s text:c="16"/>"_ansible_item_result": true, </text:p>
      <text:p text:style-name="P1"><text:s text:c="16"/>"_ansible_no_log": false, </text:p>
      <text:p text:style-name="P1"><text:s text:c="16"/>"changed": false, </text:p>
      <text:p text:style-name="P1"><text:s text:c="16"/>"item": {</text:p>
      <text:p text:style-name="P1"><text:s text:c="20"/>"app": "auditservice", </text:p>
      <text:p text:style-name="P1"><text:s text:c="20"/>"cdn_id": "EV11Z9T4B32CN", </text:p>
      <text:p text:style-name="P1"><text:s text:c="20"/>"email_group": "panels-infra-alerts@delhivery.com", </text:p>
      <text:p text:style-name="P1"><text:s text:c="20"/>"jira_project": "TPUI", </text:p>
      <text:p text:style-name="P1"><text:s text:c="20"/>"repo": "ng4-audit-ui", </text:p>
      <text:p text:style-name="P1"><text:s text:c="20"/>"s3_bucket": "frontend-auditservice-dev-cdn"</text:p>
      <text:p text:style-name="P1"><text:s text:c="16"/>}, </text:p>
      <text:p text:style-name="P1"><text:s text:c="16"/>"skip_reason": "Conditional check failed", </text:p>
      <text:p text:style-name="P1"><text:s text:c="16"/>"skipped": true</text:p>
      <text:p text:style-name="P1"><text:s text:c="12"/>}, </text:p>
      <text:p text:style-name="P1"><text:s text:c="12"/>{</text:p>
      <text:p text:style-name="P1"><text:s text:c="16"/>"_ansible_item_result": true, </text:p>
      <text:p text:style-name="P1"><text:s text:c="16"/>"_ansible_no_log": false, </text:p>
      <text:p text:style-name="P1"><text:s text:c="16"/>"changed": false, </text:p>
      <text:p text:style-name="P1"><text:s text:c="16"/>"item": {</text:p>
      <text:p text:style-name="P1"><text:soft-page-break/><text:s text:c="20"/>"app": "direct", </text:p>
      <text:p text:style-name="P1"><text:s text:c="20"/>"cdn_id": "E12H2EXNC9DXQK", </text:p>
      <text:p text:style-name="P1"><text:s text:c="20"/>"email_group": "panels-infra-alerts@delhivery.com", </text:p>
      <text:p text:style-name="P1"><text:s text:c="20"/>"jira_project": "TPUI", </text:p>
      <text:p text:style-name="P1"><text:s text:c="20"/>"repo": "direct-frontend", </text:p>
      <text:p text:style-name="P1"><text:s text:c="20"/>"s3_bucket": "frontend-direct-dev-cdn"</text:p>
      <text:p text:style-name="P1"><text:s text:c="16"/>}, </text:p>
      <text:p text:style-name="P1"><text:s text:c="16"/>"skip_reason": "Conditional check failed", </text:p>
      <text:p text:style-name="P1"><text:s text:c="16"/>"skipped": true</text:p>
      <text:p text:style-name="P1"><text:s text:c="12"/>}, </text:p>
      <text:p text:style-name="P1"><text:s text:c="12"/>{</text:p>
      <text:p text:style-name="P1"><text:s text:c="16"/>"_ansible_item_result": true, </text:p>
      <text:p text:style-name="P1"><text:s text:c="16"/>"_ansible_no_log": false, </text:p>
      <text:p text:style-name="P1"><text:s text:c="16"/>"changed": false, </text:p>
      <text:p text:style-name="P1"><text:s text:c="16"/>"item": {</text:p>
      <text:p text:style-name="P1"><text:s text:c="20"/>"app": "client-locations", </text:p>
      <text:p text:style-name="P1"><text:s text:c="20"/>"cdn_id": "E18RKI9SQZ30D8", </text:p>
      <text:p text:style-name="P1"><text:s text:c="20"/>"email_group": "faas-infra-alerts@delhivery.com", </text:p>
      <text:p text:style-name="P1"><text:s text:c="20"/>"jira_project": "FAAS", </text:p>
      <text:p text:style-name="P1"><text:s text:c="20"/>"repo": "client-locations", </text:p>
      <text:p text:style-name="P1"><text:s text:c="20"/>"s3_bucket": "client-location-staging"</text:p>
      <text:p text:style-name="P1"><text:s text:c="16"/>}, </text:p>
      <text:p text:style-name="P1"><text:s text:c="16"/>"skip_reason": "Conditional check failed", </text:p>
      <text:p text:style-name="P1"><text:s text:c="16"/>"skipped": true</text:p>
      <text:p text:style-name="P1"><text:s text:c="12"/>}, </text:p>
      <text:p text:style-name="P1"><text:s text:c="12"/>{</text:p>
      <text:p text:style-name="P1"><text:s text:c="16"/>"_ansible_item_result": true, </text:p>
      <text:p text:style-name="P1"><text:s text:c="16"/>"_ansible_no_log": false, </text:p>
      <text:p text:style-name="P1"><text:s text:c="16"/>"changed": false, </text:p>
      <text:p text:style-name="P1"><text:s text:c="16"/>"item": {</text:p>
      <text:p text:style-name="P1"><text:s text:c="20"/>"app": "automapper", </text:p>
      <text:p text:style-name="P1"><text:s text:c="20"/>"cdn_id": "E2AOFEU0NM78MG", </text:p>
      <text:p text:style-name="P1"><text:s text:c="20"/>"email_group": "automapper-infra-alerts@delhivery.com", </text:p>
      <text:p text:style-name="P1"><text:s text:c="20"/>"jira_project": "DM", </text:p>
      <text:p text:style-name="P1"><text:s text:c="20"/>"repo": "mapper-frontend", </text:p>
      <text:p text:style-name="P1"><text:s text:c="20"/>"s3_bucket": "frontend-automapper-dev-cdn"</text:p>
      <text:p text:style-name="P1"><text:s text:c="16"/>}, </text:p>
      <text:p text:style-name="P1"><text:s text:c="16"/>"skip_reason": "Conditional check failed", </text:p>
      <text:p text:style-name="P1"><text:s text:c="16"/>"skipped": true</text:p>
      <text:p text:style-name="P1"><text:s text:c="12"/>}, </text:p>
      <text:p text:style-name="P1"><text:s text:c="12"/>{</text:p>
      <text:p text:style-name="P1"><text:s text:c="16"/>"_ansible_item_result": true, </text:p>
      <text:p text:style-name="P1"><text:s text:c="16"/>"_ansible_no_log": false, </text:p>
      <text:p text:style-name="P1"><text:s text:c="16"/>"changed": false, </text:p>
      <text:p text:style-name="P1"><text:s text:c="16"/>"item": {</text:p>
      <text:p text:style-name="P1"><text:s text:c="20"/>"app": "appointments", </text:p>
      <text:p text:style-name="P1"><text:s text:c="20"/>"cdn_id": "E4LH73OLQ1TJC", </text:p>
      <text:p text:style-name="P1"><text:s text:c="20"/>"email_group": "b2b-tech@delhivery.com", </text:p>
      <text:p text:style-name="P1"><text:s text:c="20"/>"jira_project": "LTL", </text:p>
      <text:p text:style-name="P1"><text:s text:c="20"/>"repo": "appointments-panel", </text:p>
      <text:p text:style-name="P1"><text:s text:c="20"/>"s3_bucket": "frontend-appointments-dev-cdn"</text:p>
      <text:p text:style-name="P1"><text:s text:c="16"/>}, </text:p>
      <text:p text:style-name="P1"><text:s text:c="16"/>"skip_reason": "Conditional check failed", </text:p>
      <text:p text:style-name="P1"><text:s text:c="16"/>"skipped": true</text:p>
      <text:p text:style-name="P1"><text:s text:c="12"/>}, </text:p>
      <text:p text:style-name="P1"><text:s text:c="12"/>{</text:p>
      <text:p text:style-name="P1"><text:s text:c="16"/>"_ansible_item_result": true, </text:p>
      <text:p text:style-name="P1"><text:s text:c="16"/>"_ansible_no_log": false, </text:p>
      <text:p text:style-name="P1"><text:s text:c="16"/>"changed": false, </text:p>
      <text:p text:style-name="P1"><text:s text:c="16"/>"item": {</text:p>
      <text:p text:style-name="P1"><text:s text:c="20"/>"app": "flmsng7", </text:p>
      <text:p text:style-name="P1"><text:s text:c="20"/>"cdn_id": "E2YODGAPT2RRHQ", </text:p>
      <text:p text:style-name="P1"><text:s text:c="20"/>"email_group": "b2b-tech@delhivery.com", </text:p>
      <text:p text:style-name="P1"><text:s text:c="20"/>"jira_project": "FAMS", </text:p>
      <text:p text:style-name="P1"><text:soft-page-break/><text:s text:c="20"/>"repo": "flms-ng7-ui", </text:p>
      <text:p text:style-name="P1"><text:s text:c="20"/>"s3_bucket": "frontend-flms-dev-cdn"</text:p>
      <text:p text:style-name="P1"><text:s text:c="16"/>}, </text:p>
      <text:p text:style-name="P1"><text:s text:c="16"/>"skip_reason": "Conditional check failed", </text:p>
      <text:p text:style-name="P1"><text:s text:c="16"/>"skipped": true</text:p>
      <text:p text:style-name="P1"><text:s text:c="12"/>}, </text:p>
      <text:p text:style-name="P1"><text:s text:c="12"/>{</text:p>
      <text:p text:style-name="P1"><text:s text:c="16"/>"_ansible_item_result": true, </text:p>
      <text:p text:style-name="P1"><text:s text:c="16"/>"_ansible_no_log": false, </text:p>
      <text:p text:style-name="P1"><text:s text:c="16"/>"changed": false, </text:p>
      <text:p text:style-name="P1"><text:s text:c="16"/>"item": {</text:p>
      <text:p text:style-name="P1"><text:s text:c="20"/>"app": "wms2", </text:p>
      <text:p text:style-name="P1"><text:s text:c="20"/>"cdn_id": "E3FYL1LR2MDNZ", </text:p>
      <text:p text:style-name="P1"><text:s text:c="20"/>"email_group": "godam-infra-alerts@delhivery.com", </text:p>
      <text:p text:style-name="P1"><text:s text:c="20"/>"jira_project": "GMUI", </text:p>
      <text:p text:style-name="P1"><text:s text:c="20"/>"repo": "wms-ui-panel", </text:p>
      <text:p text:style-name="P3"><text:s text:c="20"/>"s3_bucket": "frontend-wms2-dev-cdn"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2:03:49.167436946</meta:creation-date>
    <dc:date>2019-02-14T13:50:05.941669366</dc:date>
    <meta:editing-duration>PT1H36M6S</meta:editing-duration>
    <meta:editing-cycles>1</meta:editing-cycles>
    <meta:document-statistic meta:table-count="0" meta:image-count="0" meta:object-count="0" meta:page-count="8" meta:paragraph-count="465" meta:word-count="901" meta:character-count="18453" meta:non-whitespace-character-count="9776"/>
    <meta:generator>LibreOffice/6.0.7.3$Linux_X86_64 LibreOffice_project/00m0$Build-3</meta:generator>
  </office:meta>
</office:document-meta>
</file>